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3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number-columns-repeated="3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Gloss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Location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Column</text:p>
          </table:table-cell>
          <table:table-cell table:style-name="ce2" office:value-type="string" calcext:value-type="string">
            <text:p>Lin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11N-T4</text:p>
          </table:table-cell>
          <table:table-cell office:value-type="string" calcext:value-type="string">
            <text:p>Neo-Babylonian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Nippu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11N-T4</text:p>
          </table:table-cell>
          <table:table-cell office:value-type="string" calcext:value-type="string">
            <text:p>Neo-Babylonian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Nippu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11N-T4</text:p>
          </table:table-cell>
          <table:table-cell office:value-type="string" calcext:value-type="string">
            <text:p>Neo-Babylonian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Nippu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AO 17602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pp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9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12120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36761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nomic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36761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nomic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36761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nomic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38593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38593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38593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40350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40745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Jimjim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41268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nomic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41481+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47447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47447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48575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50634</text:p>
          </table:table-cell>
          <table:table-cell office:value-type="string" calcext:value-type="string">
            <text:p>Neo-Babylonian</text:p>
          </table:table-cell>
          <table:table-cell office:value-type="string" calcext:value-type="string">
            <text:p>Astronomical</text:p>
          </table:table-cell>
          <table:table-cell office:value-type="string" calcext:value-type="string">
            <text:p>Sipp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59595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Sippar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9268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BM 9268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9268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9268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9270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9270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9270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9270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9270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9270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₂-pi₂</text:p>
          </table:table-cell>
          <table:table-cell office:value-type="string" calcext:value-type="string">
            <text:p>CM 31, 139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₂-pi₂</text:p>
          </table:table-cell>
          <table:table-cell office:value-type="string" calcext:value-type="string">
            <text:p>CM 31, 139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CTN 4, 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Kalh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IM 5808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IM 7599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K 1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-pi</text:p>
          </table:table-cell>
          <table:table-cell office:value-type="string" calcext:value-type="string">
            <text:p>K 12966+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-pi</text:p>
          </table:table-cell>
          <table:table-cell office:value-type="string" calcext:value-type="string">
            <text:p>K 12966+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-pi</text:p>
          </table:table-cell>
          <table:table-cell office:value-type="string" calcext:value-type="string">
            <text:p>K 12966+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-pi</text:p>
          </table:table-cell>
          <table:table-cell office:value-type="string" calcext:value-type="string">
            <text:p>K 12966+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K 13712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K 13712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K 13712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K 13712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-pi</text:p>
          </table:table-cell>
          <table:table-cell office:value-type="string" calcext:value-type="string">
            <text:p>K 1403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K 2021A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8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K 2044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9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K 2054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K 2054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8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K 2054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9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K 2109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9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SUMUN</text:p>
          </table:table-cell>
          <table:table-cell office:value-type="string" calcext:value-type="string">
            <text:p>K 2417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v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K 34338B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K 3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K 415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K 4377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K 4578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8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K 4578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Ninve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9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KAL 1, 13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21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21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21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21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21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21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21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21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21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21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38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1, 7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4, 4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KAL 4, 4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KAL 5, 10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KAL 5, 10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114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114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19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47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47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5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7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7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7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7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7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83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83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8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KAL 5, 8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P4157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P4157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1, 126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1, 27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1, 27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1, 38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1, 6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side 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1, 74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fl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1, 74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fl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1, 79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fl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2, 2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2, 2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2, 2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2, 3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Literary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2, 3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Literary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2, 3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Literary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2, 4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2, 4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2, 4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2, 4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2, 4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SpTU 2, 5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106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3, 106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106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106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SpTU 3, 116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SpTU 3, 116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SpTU 3, 116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1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SpTU 3, 116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2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SpTU 3, 116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SpTU 3, 116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3, 88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8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8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3, 88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89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3, 95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4, 124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Literary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4, 124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Literary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i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4, 142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4, 142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4, 145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4, 15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4, 154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4, 154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4, 154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4, 154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5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1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1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1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3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4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4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4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4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4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4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4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5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6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7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268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Astronom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8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Astronom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t.e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8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69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SpTU 5, 270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pTU 5, 312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.e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₂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₂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STT 2, 280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Huzir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₄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i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</text:p>
          </table:table-cell>
          <table:table-cell office:value-type="string" calcext:value-type="string">
            <text:p>TCL 6, 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TCL 6, 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TCL 6, 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TCL 6, 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TCL 6, 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-pi₂ eš-šu₂</text:p>
          </table:table-cell>
          <table:table-cell office:value-type="string" calcext:value-type="string">
            <text:p>TCL 6, 3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VAT 10126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VAT 17074</text:p>
          </table:table-cell>
          <table:table-cell office:value-type="string" calcext:value-type="string">
            <text:p>Neo-Babylonian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1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VAT 219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VAT 219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VAT 312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Incantation-Ritu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VAT 4956</text:p>
          </table:table-cell>
          <table:table-cell office:value-type="string" calcext:value-type="string">
            <text:p>Neo-Babylonian</text:p>
          </table:table-cell>
          <table:table-cell office:value-type="string" calcext:value-type="string">
            <text:p>Astronomic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VAT 4956</text:p>
          </table:table-cell>
          <table:table-cell office:value-type="string" calcext:value-type="string">
            <text:p>Neo-Babylonian</text:p>
          </table:table-cell>
          <table:table-cell office:value-type="string" calcext:value-type="string">
            <text:p>Astronomic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VAT 5047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Astronomic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VAT 5047</text:p>
          </table:table-cell>
          <table:table-cell office:value-type="string" calcext:value-type="string">
            <text:p>Achaemenid</text:p>
          </table:table-cell>
          <table:table-cell office:value-type="string" calcext:value-type="string">
            <text:p>Astronomica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VAT 7830</text:p>
          </table:table-cell>
          <table:table-cell office:value-type="string" calcext:value-type="string">
            <text:p>Seleucid</text:p>
          </table:table-cell>
          <table:table-cell office:value-type="string" calcext:value-type="string">
            <text:p>Astrologic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79503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79503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79503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BM 79503</text:p>
          </table:table-cell>
          <table:table-cell office:value-type="string" calcext:value-type="string">
            <text:p>Neo-Assyria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W 22660/0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W 22660/0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i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W 22660/0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4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W 22660/0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5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W 22660/0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6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W 22660/0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7’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W 22660/0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7’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he-pi₂ eš-šu₂</text:p>
          </table:table-cell>
          <table:table-cell office:value-type="string" calcext:value-type="string">
            <text:p>W 22660/0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8’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W 22660/0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8’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he-pi₂</text:p>
          </table:table-cell>
          <table:table-cell office:value-type="string" calcext:value-type="string">
            <text:p>W 22660/0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55’</text:p>
          </table:table-cell>
          <table:table-cell table:number-columns-repeated="1016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27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00-00-00</text:date>, <text:time style:data-style-name="N2" text:time-value="13:09:53.5307003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lis Monroe</meta:initial-creator>
    <meta:creation-date>2021-11-02T13:31:16.350051330</meta:creation-date>
    <dc:date>2021-11-15T15:03:08.364361944</dc:date>
    <dc:creator>Willis Monroe</dc:creator>
    <meta:editing-duration>P11DT2H36M8S</meta:editing-duration>
    <meta:editing-cycles>12</meta:editing-cycles>
    <meta:generator>LibreOffice/7.2.2.2$Linux_X86_64 LibreOffice_project/20$Build-2</meta:generator>
    <meta:document-statistic meta:table-count="1" meta:cell-count="2328" meta:object-count="0"/>
  </office:meta>
</office:document-meta>
</file>